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4c67a" officeooo:paragraph-rsid="0014c67a"/>
    </style:style>
    <style:style style:name="P2" style:family="paragraph" style:parent-style-name="Text_20_body">
      <style:paragraph-properties fo:text-align="center" style:justify-single-word="false"/>
      <style:text-properties officeooo:paragraph-rsid="0014c67a"/>
    </style:style>
    <style:style style:name="P3" style:family="paragraph" style:parent-style-name="Heading_20_2">
      <style:text-properties officeooo:rsid="0014c67a" officeooo:paragraph-rsid="0014c67a"/>
    </style:style>
    <style:style style:name="P4" style:family="paragraph" style:parent-style-name="Heading_20_1">
      <style:paragraph-properties fo:text-align="center" style:justify-single-word="false"/>
      <style:text-properties officeooo:rsid="0014c67a" officeooo:paragraph-rsid="0014c67a"/>
    </style:style>
    <style:style style:name="T1" style:family="text">
      <style:text-properties officeooo:rsid="0014c6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DD database specification</text:h>
      <text:p text:style-name="P2"/>
      <text:h text:style-name="P3" text:outline-level="2">Table of content</text:h>
      <text:p text:style-name="P1">1. Database specifications.................................................................................................................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Heading_20_2" text:outline-level="2"><text:span text:style-name="T1">1. Database specifications.</text:span></text:h>
      <text:p text:style-name="P1"/>
      <text:p text:style-name="P1">The database consist of two integers.</text:p>
      <text:p text:style-name="P1"/>
      <text:p text:style-name="P1">First interger: Monthly budget</text:p>
      <text:p text:style-name="P1">Second integer: already spend budget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52:24.026218571</meta:creation-date>
    <dc:date>2016-07-04T14:55:30.345004159</dc:date>
    <meta:editing-duration>P0D</meta:editing-duration>
    <meta:editing-cycles>1</meta:editing-cycles>
    <meta:document-statistic meta:table-count="0" meta:image-count="0" meta:object-count="0" meta:page-count="2" meta:paragraph-count="7" meta:word-count="27" meta:character-count="313" meta:non-whitespace-character-count="293"/>
    <meta:generator>LibreOffice/4.2.7.2$Linux_X86_64 LibreOffice_project/420m0$Build-2</meta:generator>
  </office:meta>
</office:document-meta>
</file>